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365f91" style:font-name="Cambria" fo:font-size="14pt" fo:language="ru" fo:country="RU" fo:font-weight="bold" style:font-size-asian="14pt" style:font-weight-asian="bold" style:font-name-complex="F" style:font-size-complex="14pt" style:font-weight-complex="bold"/>
    </style:style>
    <style:style style:name="P2" style:family="paragraph" style:parent-style-name="TitlePageInfo">
      <style:paragraph-properties fo:padding="0in" fo:border="none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Title_20_Page_20_Header" style:master-page-name="Standard">
      <style:paragraph-properties style:page-number="auto"/>
    </style:style>
    <style:style style:name="P5" style:family="paragraph" style:parent-style-name="List_20_Paragraph" style:list-style-name="WWNum1"/>
    <style:style style:name="P6" style:family="paragraph" style:parent-style-name="List_20_Paragraph" style:list-style-name="WWNum3"/>
    <style:style style:name="T1" style:family="text">
      <style:text-properties fo:language="ru" fo:country="RU"/>
    </style:style>
    <style:style style:name="T2" style:family="text">
      <style:text-properties fo:language="ru" fo:country="RU" style:font-name-complex="F"/>
    </style:style>
    <style:style style:name="T3" style:family="text">
      <style:text-properties fo:language="ru" fo:country="RU" style:font-name-complex="Calibri1"/>
    </style:style>
    <style:style style:name="T4" style:family="text">
      <style:text-properties style:font-name-complex="Calibri1"/>
    </style:style>
    <style:style style:name="fr1" style:family="graphic" style:parent-style-name="Frame">
      <style:graphic-properties fo:margin-left="-0.0008in" fo:margin-right="-0.0008in" fo:margin-top="0in" fo:margin-bottom="0in" style:wrap="dynamic" style:number-wrapped-paragraphs="no-limit" style:vertical-pos="from-top" style:vertical-rel="paragraph" style:horizontal-pos="from-left" style:horizontal-rel="paragraph" fo:background-color="#ffffff" style:background-transparency="100%" fo:padding="0in" fo:border="none">
        <style:background-image/>
      </style:graphic-properties>
    </style:style>
    <style:style style:name="fr2" style:family="graphic" style:parent-style-name="Formula">
      <style:graphic-properties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Московский Государственный Университет</text:p>
      <text:p text:style-name="Title_20_Page_20_Header">им. М.В. Ломоносова</text:p>
      <text:p text:style-name="Title"><text:span text:style-name="T1">Автоматические выравнивание текстов произвольных книг на разных языках</text:span></text:p>
      <text:p text:style-name="Subtitle"><text:span text:style-name="T1">Отчет по спецкурсу «Математические методы анализа текстов»</text:span></text:p>
      <text:p text:style-name="P1"><draw:frame draw:style-name="fr1" draw:name="Frame1" text:anchor-type="paragraph" svg:x="3.5098in" svg:y="3.0701in" svg:width="3.3874in" draw:z-index="0"><draw:text-box fo:min-height="0in"><text:p text:style-name="P2">Студент: Зверев И.С.</text:p><text:p text:style-name="P2">Группа: АЯ 5 курс</text:p><text:p text:style-name="P2">Факультет: ВМК</text:p><text:p text:style-name="P2">Преподаватель: Dr Масленников М.В</text:p></draw:text-box></draw:frame></text:p>
      <text:h text:style-name="P3" text:outline-level="1"><text:span text:style-name="T1">Задача</text:span></text:h>
      <text:p text:style-name="Standard"><text:span text:style-name="T1">Разработать программу, выравнивающую по предложениям текст книги на разных языках.</text:span></text:p>
      <text:p text:style-name="Standard"><text:span text:style-name="T1">В качестве обучающей выборки можно использовать как заранее выровненные книги, так и прошлые результаты работы данной программы в виде корпусов выровненных предложений.</text:span></text:p>
      <text:h text:style-name="Heading_20_1" text:outline-level="1"><text:span text:style-name="T1">Общий ход решения</text:span></text:h>
      <text:p text:style-name="Standard"><text:span text:style-name="T1">Для начала изготавливается словарь специального вида, в котоом указываются слова, их возможные переводы и частоты встреч этих переводов.</text:span></text:p>
      <text:p text:style-name="Standard"><text:span text:style-name="T1">Далее автоматически скачивается список книг и сами книги на разных языках из различных источников.</text:span></text:p>
      <text:p text:style-name="Standard"><text:span text:style-name="T1">Затем происходит поэтапное выравнивание книг. Сначала выравниваются главы, затем абзацы, и, наконец, предложения. При выравнивании активно используются методы динамического программирования.</text:span></text:p>
      <text:p text:style-name="Standard"><text:span text:style-name="T1">Также есть возможность создать корпус параллельных предложений из выравненных книг.</text:span></text:p>
      <text:h text:style-name="Heading_20_1" text:outline-level="1"><text:span text:style-name="T1">Реализация</text:span></text:h>
      <text:p text:style-name="Standard"><text:span text:style-name="T1">Программа реализована на </text:span>Python<text:span text:style-name="T1"> версии 3.4. Была использована библиотека </text:span>PyStemmer<text:span text:style-name="T1">.</text:span></text:p>
      <text:p text:style-name="Standard"><text:span text:style-name="T1">В программе присутствует несколько режимов работы:</text:span></text:p>
      <text:list xml:id="list4167215617342374765" text:style-name="WWNum1">
        <text:list-item>
          <text:p text:style-name="P5"><text:span text:style-name="T1">Создать словарь из заранее выровненных книг</text:span></text:p>
        </text:list-item>
        <text:list-item>
          <text:p text:style-name="P5"><text:span text:style-name="T1">Создать словарь из корпуса параллельных предложений</text:span></text:p>
        </text:list-item>
        <text:list-item>
          <text:p text:style-name="P5"><text:span text:style-name="T1">Скачать список книг и сами книги</text:span></text:p>
        </text:list-item>
        <text:list-item>
          <text:p text:style-name="P5"><text:span text:style-name="T1">Выровнять книги с помошью словаря</text:span></text:p>
        </text:list-item>
        <text:list-item>
          <text:p text:style-name="P5"><text:span text:style-name="T1">Создать корпус параллельных предложений из выровненных книг</text:span></text:p>
        </text:list-item>
      </text:list>
      <text:h text:style-name="Heading_20_2" text:outline-level="2"><text:span text:style-name="T1">Создание словаря из заранее выровненных книг</text:span></text:h>
      <text:h text:style-name="Heading_20_2" text:outline-level="2"><text:span text:style-name="T1"/></text:h>
      <text:p text:style-name="Standard"><text:span text:style-name="T1">На этом этапы программа создает словарь из книг, которые уже выронены заранее. Книги должны быть в определенном формате и выровнены по предложениям. В качестве примера можно рассмотреть мультиязычный корпус библий</text:span> [<text:span text:style-name="T1">1</text:span>]<text:span text:style-name="T1">.</text:span></text:p>
      <text:p text:style-name="Standard"><text:soft-page-break/><text:span text:style-name="T1">Рассматривается каждая пара предложений в отдельности. Предложения разбиваются на отдельные слова, которые затем стеммируются. Для каждого слова из одного предложения все слова из второго предложения записываются в качестве возможного перевода. При этом учитывается количество повторов одного и того же перевода.</text:span></text:p>
      <text:p text:style-name="Standard"><text:span text:style-name="T1">В результате получается словарь особого вида. В нем записаны все встреченные слова первой книги (в виде стемм), количество нахождений данного слова, а также самые популярные варианты переводов и количества их нахождений по убыванию. С помощью этого можно посчитать вероятность того или иного перевода слова.</text:span></text:p>
      <text:p text:style-name="Standard"><text:span text:style-name="T1">Словарь записывается в файл в формате </text:span>xml<text:span text:style-name="T1">.</text:span></text:p>
      <text:h text:style-name="Heading_20_2" text:outline-level="2"><text:span text:style-name="T1">Создание словаря из корпуса параллельных предложений</text:span></text:h>
      <text:p text:style-name="Standard"><text:span text:style-name="T1">Этот режим практически идентичен режиму «Создание словаря из заранее выровненных книг» за тем исключением, что в качестве источника используется корпус параллельных предложений, изготовленный самой программой.</text:span></text:p>
      <text:p text:style-name="Standard"><text:span text:style-name="T1">При создании словаря используются не все предложения из корпуса, а только те, степень схожести которых превышает определенный порог.</text:span></text:p>
      <text:h text:style-name="Heading_20_2" text:outline-level="2"><text:span text:style-name="T1">Скачивание книг</text:span></text:h>
      <text:p text:style-name="Standard"><text:span text:style-name="T1">Для выкачивания базы книг для выравнивания необходимы две вещи: список книг с названиями на разных языках и бесплатные онлайн библиотеки с их содержимым.</text:span></text:p>
      <text:p text:style-name="Standard"><text:span text:style-name="T1">Список книг скачивается из статьи на википедии [2]. Там перечислены более сотни популярных классических книг, которые наиболее вероятно найти в бесплатных онлайн библиотеках. При использовании википедии удобно получать названия книг на разных языках.</text:span></text:p>
      <text:p text:style-name="Standard"><text:span text:style-name="T1">Далее, скачивается содержимое книг. Для каждого языка используются свои библиотеки. Скачивание реализовано обычными </text:span>http<text:span text:style-name="T1">-запросами и дальнейшим парсингом </text:span>html<text:span text:style-name="T1">-страниц.</text:span></text:p>
      <text:p text:style-name="Standard"><text:span text:style-name="T1">При скачивании книга делится на главы, абзацы и предложения и сохраняется в </text:span>xml<text:span text:style-name="T1"> файл. Это деление происходит на основании </text:span>html<text:span text:style-name="T1">-разметки страниц библиотеки.</text:span></text:p>
      <text:h text:style-name="Heading_20_2" text:outline-level="2"><text:span text:style-name="T1">Выравнивание книг</text:span></text:h>
      <text:p text:style-name="Standard"><text:span text:style-name="T1">Выравнивание книг делится на несколько этапов.</text:span></text:p>
      <text:p text:style-name="Standard"><text:span text:style-name="T1">Для начала необходимо выровнять книги по главам. Подсчитывается схожесть всех глав друг с другом. Схожесть глав считается как среднее </text:span><text:soft-page-break/><text:span text:style-name="T1">арифметическое схожестей первых пяти абзацев. При этом, схожесть абзацев считается как среднее арифметическое схожести первых пяти предложений. Далее строится матрица размерности </text:span><text:span text:style-name="T1"><draw:frame draw:style-name="fr2" text:anchor-type="as-char" svg:width="0.5256in" svg:height="0.1839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2">, где </text:span><text:span text:style-name="T4">M</text:span><text:span text:style-name="T3"> и </text:span><text:span text:style-name="T4">N</text:span><text:span text:style-name="T3"> – количество глав первой и второй книги соответственно. Матрица заполняется посчитанными значениями схожести глав. Итоговое выравнивание глав получается из этой таблицы при помощи методов динамического программирования [3]. При этом, в случае, когда одна глава из одной книги соответствует нескольким главам из другой книги, происходит их слияние путем простого объединения абзацев.</text:span></text:p>
      <text:p text:style-name="Standard"><text:span text:style-name="T1">Затем, для каждой пары глав, необходимо выровнять абзацы. Выравнивание происходит по тому принципу, что в параллельных абзацах должно быть примерно одно и то же количество предложений. Применяется следующий алгоритм. Пока количество абзацев в параллельных главах не одинаково, мы склеиваем пару абзацев из главы большего размера. Склеивание происходит так, так чтобы как можно сильнее уменьшить разницу в количестве предложений между параллельными абзацами.</text:span></text:p>
      <text:p text:style-name="Standard"><text:span text:style-name="T1">Наконец, для каждой пары абзацев надо выровнять предложения. Тут предполагается, что на этом этапе выравнивание уже достаточно неплохое и внутри абзаца можно допустить некоторую погрешность, поэтому предложения просто выравниваются по порядку, первое с первым, второе со вторым и так далее.</text:span></text:p>
      <text:p text:style-name="Standard"><text:span text:style-name="T1">Наконец, выравненные книги сохраняются в отдельные </text:span>xml<text:span text:style-name="T1">-файлы. Где сохраняется содержимое книг, их выравнивание, а также степень схожести выровненный предложений.</text:span></text:p>
      <text:p text:style-name="Standard"><text:span text:style-name="T1">Подсчет схожести предложений реализован следующим образом. Для каждого слова из предложения с помощью словаря находится наиболее вероятный перевод из другого предложения и фиксируется степень вероятности этого перевода. Затем эти вероятности складываются для всех слов из обоих предложений и результат делится на общее количество предложений.</text:span></text:p>
      <text:h text:style-name="Heading_20_2" text:outline-level="2"><text:span text:style-name="T1">Создание корпуса параллельных предложений</text:span></text:h>
      <text:p text:style-name="Standard"><text:span text:style-name="T1">В этом режиме собираются все пары предложений из выравненных книг и сортируются по степени схожести по убыванию. Затем, они записываются в отдельный файл.</text:span></text:p>
      <text:h text:style-name="Heading_20_1" text:outline-level="1"><text:span text:style-name="T1">Ссылки</text:span><text:bookmark text:name="_GoBack"/></text:h>
      <text:list xml:id="list5647925128314853554" text:style-name="WWNum3">
        <text:list-item>
          <text:p text:style-name="P6"><text:span text:style-name="T1">[1] - </text:span>http<text:span text:style-name="T1">://</text:span>homepages<text:span text:style-name="T1">.</text:span>inf<text:span text:style-name="T1">.</text:span>ed<text:span text:style-name="T1">.</text:span>ac<text:span text:style-name="T1">.</text:span>uk<text:span text:style-name="T1">/</text:span>s<text:span text:style-name="T1">0787820/</text:span>bible<text:span text:style-name="T1">/</text:span></text:p>
        </text:list-item>
        <text:list-item>
          <text:p text:style-name="P6"><text:span text:style-name="T1">[2] - </text:span><text:a xlink:type="simple" xlink:href="http://en.wikipedia.org/wiki/100_Classic_Book_Collection">http</text:a><text:a xlink:type="simple" xlink:href="http://en.wikipedia.org/wiki/100_Classic_Book_Collection"><text:span text:style-name="T1">://</text:span></text:a><text:a xlink:type="simple" xlink:href="http://en.wikipedia.org/wiki/100_Classic_Book_Collection">en</text:a><text:a xlink:type="simple" xlink:href="http://en.wikipedia.org/wiki/100_Classic_Book_Collection"><text:span text:style-name="T1">.</text:span></text:a><text:a xlink:type="simple" xlink:href="http://en.wikipedia.org/wiki/100_Classic_Book_Collection">wikipedia</text:a><text:a xlink:type="simple" xlink:href="http://en.wikipedia.org/wiki/100_Classic_Book_Collection"><text:span text:style-name="T1">.</text:span></text:a><text:a xlink:type="simple" xlink:href="http://en.wikipedia.org/wiki/100_Classic_Book_Collection">org</text:a><text:a xlink:type="simple" xlink:href="http://en.wikipedia.org/wiki/100_Classic_Book_Collection"><text:span text:style-name="T1">/</text:span></text:a><text:a xlink:type="simple" xlink:href="http://en.wikipedia.org/wiki/100_Classic_Book_Collection">wiki</text:a><text:a xlink:type="simple" xlink:href="http://en.wikipedia.org/wiki/100_Classic_Book_Collection"><text:span text:style-name="T1">/100_</text:span></text:a><text:a xlink:type="simple" xlink:href="http://en.wikipedia.org/wiki/100_Classic_Book_Collection">Classic</text:a><text:a xlink:type="simple" xlink:href="http://en.wikipedia.org/wiki/100_Classic_Book_Collection"><text:span text:style-name="T1">_</text:span></text:a><text:a xlink:type="simple" xlink:href="http://en.wikipedia.org/wiki/100_Classic_Book_Collection">Book</text:a><text:a xlink:type="simple" xlink:href="http://en.wikipedia.org/wiki/100_Classic_Book_Collection"><text:span text:style-name="T1">_</text:span></text:a><text:a xlink:type="simple" xlink:href="http://en.wikipedia.org/wiki/100_Classic_Book_Collection">Collection</text:a></text:p>
        </text:list-item>
        <text:list-item>
          <text:p text:style-name="P6"><text:soft-page-break/><text:span text:style-name="T1">[3] - </text:span><text:a xlink:type="simple" xlink:href="http://ultrastudio.org/en/Dynamic%20programming%20table">http</text:a><text:a xlink:type="simple" xlink:href="http://ultrastudio.org/en/Dynamic%20programming%20table"><text:span text:style-name="T1">://</text:span></text:a><text:a xlink:type="simple" xlink:href="http://ultrastudio.org/en/Dynamic%20programming%20table">ultrastudio</text:a><text:a xlink:type="simple" xlink:href="http://ultrastudio.org/en/Dynamic%20programming%20table"><text:span text:style-name="T1">.</text:span></text:a><text:a xlink:type="simple" xlink:href="http://ultrastudio.org/en/Dynamic%20programming%20table">org</text:a><text:a xlink:type="simple" xlink:href="http://ultrastudio.org/en/Dynamic%20programming%20table"><text:span text:style-name="T1">/</text:span></text:a><text:a xlink:type="simple" xlink:href="http://ultrastudio.org/en/Dynamic%20programming%20table">en</text:a><text:a xlink:type="simple" xlink:href="http://ultrastudio.org/en/Dynamic%20programming%20table"><text:span text:style-name="T1">/</text:span></text:a><text:a xlink:type="simple" xlink:href="http://ultrastudio.org/en/Dynamic%20programming%20table">Dynamic</text:a><text:a xlink:type="simple" xlink:href="http://ultrastudio.org/en/Dynamic%20programming%20table"><text:span text:style-name="T1">%20</text:span></text:a><text:a xlink:type="simple" xlink:href="http://ultrastudio.org/en/Dynamic%20programming%20table">programming</text:a><text:a xlink:type="simple" xlink:href="http://ultrastudio.org/en/Dynamic%20programming%20table"><text:span text:style-name="T1">%20</text:span></text:a><text:a xlink:type="simple" xlink:href="http://ultrastudio.org/en/Dynamic%20programming%20table">table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365f91" style:font-name="Cambria" fo:font-family="Cambria" style:font-family-generic="roman" style:font-pitch="variable" fo:font-size="13pt" style:font-size-asian="13pt" style:font-name-complex="F" style:font-family-generic-complex="system" style:font-pitch-complex="variable" style:font-size-complex="13pt"/>
    </style:style>
    <style:style style:name="Title_20_Page_20_Header" style:display-name="Title Page Header" style:family="paragraph" style:parent-style-name="Standard" style:default-outline-level="">
      <style:paragraph-properties fo:margin-top="0in" fo:margin-bottom="1.3335in" style:contextual-spacing="true" fo:line-height="100%" fo:text-align="center" style:justify-single-word="false"/>
      <style:text-properties style:font-name="Cambria" fo:font-family="Cambria" style:font-family-generic="roman" style:font-pitch="variable" fo:font-size="12pt" fo:language="ru" fo:country="RU" fo:font-weight="bold" style:font-size-asian="12pt" style:font-weight-asian="bold"/>
    </style:style>
    <style:style style:name="Title" style:family="paragraph" style:parent-style-name="Standard" style:default-outline-level="" style:class="chapter">
      <style:paragraph-properties fo:margin-top="0.4165in" fo:margin-bottom="0.4165in" style:contextual-spacing="true" fo:line-height="100%" fo:text-align="center" style:justify-single-word="false"/>
      <style:text-properties style:font-name="Cambria" fo:font-family="Cambria" style:font-family-generic="roman" style:font-pitch="variable" fo:font-size="24pt" fo:letter-spacing="0.0035in" fo:font-weight="bold" style:letter-kerning="true" style:font-size-asian="24pt" style:font-weight-asian="bold" style:font-name-complex="F" style:font-family-generic-complex="system" style:font-pitch-complex="variable" style:font-size-complex="26pt"/>
    </style:style>
    <style:style style:name="Subtitle" style:family="paragraph" style:parent-style-name="Standard" style:default-outline-level="" style:class="chapter">
      <style:paragraph-properties fo:text-align="center" style:justify-single-word="false"/>
      <style:text-properties style:font-name="Cambria" fo:font-family="Cambria" style:font-family-generic="roman" style:font-pitch="variable" fo:font-size="14pt" style:font-size-asian="14pt" style:font-name-complex="F" style:font-family-generic-complex="system" style:font-pitch-complex="variable" style:font-size-complex="12pt" style:font-style-complex="italic"/>
    </style:style>
    <style:style style:name="TitlePageInfo" style:family="paragraph" style:parent-style-name="Standard" style:default-outline-level="">
      <style:paragraph-properties fo:margin-top="0in" fo:margin-bottom="0in" style:contextual-spacing="false"/>
      <style:text-properties fo:font-size="12pt" fo:language="ru" fo:country="RU" style:font-size-asian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Название_20_Знак" style:display-name="Название Знак" style:family="text" style:parent-style-name="Default_20_Paragraph_20_Font">
      <style:text-properties style:font-name="Cambria" fo:font-family="Cambria" style:font-family-generic="roman" style:font-pitch="variable" fo:font-size="24pt" fo:letter-spacing="0.0035in" fo:font-weight="bold" style:letter-kerning="true" style:font-size-asian="24pt" style:font-weight-asian="bold" style:font-name-complex="F" style:font-family-generic-complex="system" style:font-pitch-complex="variable" style:font-size-complex="26pt"/>
    </style:style>
    <style:style style:name="Подзаголовок_20_Знак" style:display-name="Подзаголовок Знак" style:family="text" style:parent-style-name="Default_20_Paragraph_20_Font">
      <style:text-properties style:font-name="Cambria" fo:font-family="Cambria" style:font-family-generic="roman" style:font-pitch="variable" fo:font-size="14pt" style:font-size-asian="14pt" style:font-name-complex="F" style:font-family-generic-complex="system" style:font-pitch-complex="variable" style:font-size-complex="12pt" style:font-style-complex="italic"/>
    </style:style>
    <style:style style:name="Заголовок_20_1_20_Знак" style:display-name="Заголовок 1 Знак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Заголовок_20_2_20_Знак" style:display-name="Заголовок 2 Знак" style:family="text" style:parent-style-name="Default_20_Paragraph_20_Font">
      <style:text-properties fo:color="#365f91" style:font-name="Cambria" fo:font-family="Cambria" style:font-family-generic="roman" style:font-pitch="variable" fo:font-size="13pt" style:font-size-asian="13pt" style:font-name-complex="F" style:font-family-generic-complex="system" style:font-pitch-complex="variable" style:font-size-complex="13pt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er</meta:initial-creator>
    <meta:editing-cycles>6</meta:editing-cycles>
    <meta:creation-date>2014-11-22T14:00:00</meta:creation-date>
    <dc:date>2015-01-20T18:03:41.156230704</dc:date>
    <meta:editing-duration>PT37M11S</meta:editing-duration>
    <meta:generator>LibreOffice/4.2.7.2$Linux_X86_64 LibreOffice_project/420m0$Build-2</meta:generator>
    <meta:document-statistic meta:table-count="0" meta:image-count="0" meta:object-count="1" meta:page-count="5" meta:paragraph-count="50" meta:word-count="765" meta:character-count="5869" meta:non-whitespace-character-count="516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i>M</mi>
      <mi>×</mi>
      <mi>N</mi>
    </mrow>
    <annotation encoding="StarMath 5.0">M×N</annotation>
  </semantics>
</math>
</file>